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Arial1" svg:font-family="Arial" style:font-family-generic="swiss"/>
    <style:font-face style:name="Courier New" svg:font-family="'Courier New'" style:font-adornments="Normal" style:font-family-generic="modern" style:font-pitch="fixed"/>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16d51" officeooo:paragraph-rsid="00116d51" fo:background-color="transparent"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19763" officeooo:paragraph-rsid="00119763" fo:background-color="transparent"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2b6e6" officeooo:paragraph-rsid="0012b6e6" fo:background-color="transparent"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0b44ff" officeooo:paragraph-rsid="000b44ff" fo:background-color="transparent" style:font-size-asian="13pt" style:font-style-asian="normal" style:font-weight-asian="normal" style:font-size-complex="13pt" style:font-style-complex="normal" style:font-weight-complex="normal"/>
    </style:style>
    <style:style style:name="P5"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16d51" officeooo:paragraph-rsid="00116d51" fo:background-color="transparent"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19763" officeooo:paragraph-rsid="00119763" fo:background-color="transparent" style:font-size-asian="13pt" style:font-style-asian="normal" style:font-weight-asian="normal" style:font-size-complex="13pt" style:font-style-complex="normal" style:font-weight-complex="normal"/>
    </style:style>
    <style:style style:name="P7"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eede2" officeooo:paragraph-rsid="0008e8f1" style:font-size-asian="13pt" style:font-style-asian="normal" style:font-weight-asian="normal" style:font-size-complex="13pt" style:font-style-complex="normal" style:font-weight-complex="normal"/>
    </style:style>
    <style:style style:name="P8"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5f8e32" officeooo:paragraph-rsid="0008e8f1" style:font-size-asian="13pt" style:font-style-asian="normal" style:font-weight-asian="normal" style:font-size-complex="13pt" style:font-style-complex="normal" style:font-weight-complex="normal"/>
    </style:style>
    <style:style style:name="P9"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60b7d7" officeooo:paragraph-rsid="0008e8f1" style:font-size-asian="13pt" style:font-style-asian="normal" style:font-weight-asian="bold" style:font-size-complex="13pt" style:font-style-complex="normal" style:font-weight-complex="bold"/>
    </style:style>
    <style:style style:name="P10"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6331c7" officeooo:paragraph-rsid="0008e8f1" fo:background-color="transparent" style:font-size-asian="13pt" style:font-style-asian="normal" style:font-weight-asian="bold" style:font-size-complex="13pt" style:font-style-complex="normal" style:font-weight-complex="bold"/>
    </style:style>
    <style:style style:name="P11"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0e8473" officeooo:paragraph-rsid="000e8473" fo:background-color="transparent" style:font-size-asian="13pt" style:font-style-asian="normal" style:font-weight-asian="bold" style:font-size-complex="13pt" style:font-style-complex="normal" style:font-weight-complex="bold"/>
    </style:style>
    <style:style style:name="P12"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none" fo:font-weight="bold" officeooo:rsid="000fe5a2" officeooo:paragraph-rsid="000fe5a2" fo:background-color="transparent" style:font-size-asian="13pt" style:font-style-asian="normal" style:font-weight-asian="bold" style:font-size-complex="13pt" style:font-style-complex="normal" style:font-weight-complex="bold"/>
    </style:style>
    <style:style style:name="P13" style:family="paragraph" style:parent-style-name="Standard">
      <style:paragraph-properties fo:margin-left="-0.751cm" fo:margin-right="-1.501cm" fo:text-indent="0cm" style:auto-text-indent="false"/>
      <style:text-properties fo:color="#000000" style:text-position="0% 100%" fo:font-size="13pt" fo:language="fr" fo:country="FR" fo:font-style="normal" style:text-underline-style="solid" style:text-underline-width="auto" style:text-underline-color="font-color" fo:font-weight="normal" officeooo:rsid="005eede2" officeooo:paragraph-rsid="0008e8f1" style:font-size-asian="13pt" style:font-style-asian="normal" style:font-weight-asian="normal" style:font-size-complex="13pt" style:font-style-complex="normal" style:font-weight-complex="normal"/>
    </style:style>
    <style:style style:name="P14" style:family="paragraph" style:parent-style-name="Standard">
      <style:paragraph-properties fo:margin-left="-0.751cm" fo:margin-right="-1.501cm" fo:text-indent="0cm" style:auto-text-indent="false"/>
      <style:text-properties fo:color="#000000" fo:font-size="13pt" fo:language="fr" fo:country="FR" style:text-underline-style="solid" style:text-underline-width="auto" style:text-underline-color="font-color" officeooo:rsid="005d73f8" officeooo:paragraph-rsid="0008e8f1" style:font-size-asian="13pt" style:font-size-complex="13pt"/>
    </style:style>
    <style:style style:name="P15" style:family="paragraph" style:parent-style-name="Standard">
      <style:paragraph-properties fo:margin-left="-0.751cm" fo:margin-right="-1.501cm" fo:text-indent="0cm" style:auto-text-indent="false"/>
      <style:text-properties fo:color="#000000" fo:font-size="13pt" fo:language="fr" fo:country="FR" style:text-underline-style="solid" style:text-underline-width="auto" style:text-underline-color="font-color" officeooo:rsid="005eede2" officeooo:paragraph-rsid="0008e8f1" style:font-size-asian="13pt" style:font-size-complex="13pt"/>
    </style:style>
    <style:style style:name="P16" style:family="paragraph" style:parent-style-name="Standard">
      <style:paragraph-properties fo:margin-left="-0.751cm" fo:margin-right="-1.501cm" fo:text-indent="0cm" style:auto-text-indent="false"/>
      <style:text-properties fo:color="#000000" fo:font-size="13pt" fo:language="fr" fo:country="FR" style:text-underline-style="solid" style:text-underline-width="auto" style:text-underline-color="font-color" fo:font-weight="bold" officeooo:rsid="0060b7d7" officeooo:paragraph-rsid="0008e8f1" style:font-size-asian="13pt" style:font-weight-asian="bold" style:font-size-complex="13pt" style:font-weight-complex="bold"/>
    </style:style>
    <style:style style:name="P17" style:family="paragraph" style:parent-style-name="Standard">
      <style:paragraph-properties fo:margin-left="-0.751cm" fo:margin-right="-1.501cm" fo:text-indent="0cm" style:auto-text-indent="false"/>
      <style:text-properties fo:color="#000000" fo:font-size="13pt" fo:language="fr" fo:country="FR" style:text-underline-style="solid" style:text-underline-width="auto" style:text-underline-color="font-color" fo:font-weight="bold" officeooo:rsid="0060b7d7" officeooo:paragraph-rsid="0008e8f1" fo:background-color="transparent" style:font-size-asian="13pt" style:font-weight-asian="bold" style:font-size-complex="13pt" style:font-weight-complex="bold"/>
    </style:style>
    <style:style style:name="P18" style:family="paragraph" style:parent-style-name="Standard">
      <style:paragraph-properties fo:margin-left="-0.751cm" fo:margin-right="-1.501cm" fo:text-indent="0cm" style:auto-text-indent="false"/>
      <style:text-properties fo:color="#000000" fo:font-size="13pt" fo:language="fr" fo:country="FR" style:text-underline-style="solid" style:text-underline-width="auto" style:text-underline-color="font-color" fo:font-weight="normal" officeooo:rsid="000b44ff" officeooo:paragraph-rsid="000b44ff" fo:background-color="transparent" style:font-size-asian="13pt" style:font-weight-asian="normal" style:font-size-complex="13pt" style:font-weight-complex="normal"/>
    </style:style>
    <style:style style:name="P19" style:family="paragraph" style:parent-style-name="Standard">
      <style:paragraph-properties fo:margin-left="-0.751cm" fo:margin-right="-1.501cm" fo:text-indent="0cm" style:auto-text-indent="false"/>
      <style:text-properties fo:color="#ff0000" style:text-position="0% 100%" fo:font-size="13pt" fo:language="fr" fo:country="FR" fo:font-style="normal" style:text-underline-style="solid" style:text-underline-width="auto" style:text-underline-color="font-color" fo:font-weight="normal" officeooo:rsid="005d73f8" officeooo:paragraph-rsid="0008e8f1" style:font-size-asian="13pt" style:font-style-asian="normal" style:font-weight-asian="normal" style:font-size-complex="13pt" style:font-style-complex="normal" style:font-weight-complex="normal"/>
    </style:style>
    <style:style style:name="P20" style:family="paragraph" style:parent-style-name="Standard">
      <style:paragraph-properties fo:margin-left="-0.751cm" fo:margin-right="-1.501cm" fo:text-indent="0cm" style:auto-text-indent="false"/>
      <style:text-properties fo:color="#ff0000" fo:font-size="16pt" fo:language="fr" fo:country="FR" style:text-underline-style="solid" style:text-underline-width="auto" style:text-underline-color="font-color" officeooo:rsid="005d73f8" officeooo:paragraph-rsid="0008e8f1" style:font-size-asian="16pt" style:font-size-complex="16pt"/>
    </style:style>
    <style:style style:name="P21" style:family="paragraph" style:parent-style-name="List_20_Paragraph">
      <style:paragraph-properties fo:margin-left="-0.751cm" fo:margin-right="-1.501cm" fo:text-indent="0cm" style:auto-text-indent="false"/>
      <style:text-properties fo:color="#000000" style:text-position="0% 100%" fo:font-size="13pt" fo:language="fr" fo:country="FR" fo:font-style="normal" style:text-underline-style="none" fo:font-weight="normal" officeooo:rsid="00119763" officeooo:paragraph-rsid="00136872" fo:background-color="transparent" style:font-size-asian="13pt" style:font-style-asian="normal" style:font-weight-asian="normal" style:font-size-complex="13pt" style:font-style-complex="normal" style:font-weight-complex="normal"/>
    </style:style>
    <style:style style:name="P22" style:family="paragraph" style:parent-style-name="List_20_Paragraph">
      <style:paragraph-properties fo:margin-left="-0.751cm" fo:margin-right="0cm" fo:margin-top="0cm" fo:margin-bottom="0cm" loext:contextual-spacing="true" fo:line-height="100%" fo:text-indent="0cm" style:auto-text-indent="false"/>
      <style:text-properties fo:font-size="13pt" fo:language="fr" fo:country="FR" officeooo:paragraph-rsid="00136872" style:font-size-asian="13pt" style:font-size-complex="13pt"/>
    </style:style>
    <style:style style:name="P23" style:family="paragraph" style:parent-style-name="Standard">
      <style:paragraph-properties fo:margin-left="-0.751cm" fo:margin-right="0cm" fo:text-indent="0cm" style:auto-text-indent="false"/>
      <style:text-properties fo:font-size="13pt" fo:language="fr" fo:country="FR" officeooo:paragraph-rsid="00136872" style:font-size-asian="13pt" style:font-size-complex="13pt"/>
    </style:style>
    <style:style style:name="P24" style:family="paragraph" style:parent-style-name="Standard">
      <style:paragraph-properties fo:margin-left="-0.751cm" fo:margin-right="0cm" fo:text-indent="0cm" style:auto-text-indent="false"/>
      <style:text-properties fo:font-size="13pt" fo:language="fr" fo:country="FR" style:text-underline-style="solid" style:text-underline-width="auto" style:text-underline-color="font-color" officeooo:rsid="00136872" officeooo:paragraph-rsid="00136872" style:font-size-asian="13pt" style:font-size-complex="13pt"/>
    </style:style>
    <style:style style:name="P25" style:family="paragraph" style:parent-style-name="Standard">
      <style:paragraph-properties fo:margin-left="-0.751cm" fo:margin-right="0cm" fo:text-indent="2cm" style:auto-text-indent="false"/>
      <style:text-properties fo:font-size="13pt" fo:language="fr" fo:country="FR" officeooo:paragraph-rsid="00136872" style:font-size-asian="13pt" style:font-size-complex="13pt"/>
    </style:style>
    <style:style style:name="P26" style:family="paragraph" style:parent-style-name="List_20_Paragraph" style:list-style-name="WWNum5">
      <style:paragraph-properties fo:margin-left="-0.751cm" fo:margin-right="0cm" fo:margin-top="0cm" fo:margin-bottom="0cm" loext:contextual-spacing="true" fo:line-height="100%" fo:text-indent="-0.635cm" style:auto-text-indent="false"/>
      <style:text-properties fo:font-size="13pt" fo:language="fr" fo:country="FR" officeooo:paragraph-rsid="00136872" style:font-size-asian="13pt" style:font-size-complex="13pt"/>
    </style:style>
    <style:style style:name="P27" style:family="paragraph" style:parent-style-name="List_20_Paragraph" style:list-style-name="WWNum6">
      <style:paragraph-properties fo:margin-left="-0.751cm" fo:margin-right="0cm" fo:margin-top="0cm" fo:margin-bottom="0cm" loext:contextual-spacing="true" fo:line-height="100%" fo:text-indent="-0.635cm" style:auto-text-indent="false"/>
      <style:text-properties fo:font-size="13pt" fo:language="fr" fo:country="FR" officeooo:paragraph-rsid="00136872" style:font-size-asian="13pt" style:font-size-complex="13pt"/>
    </style:style>
    <style:style style:name="P28" style:family="paragraph" style:parent-style-name="List_20_Paragraph" style:list-style-name="WWNum6">
      <style:paragraph-properties fo:margin-left="-0.751cm" fo:margin-right="0cm" fo:margin-top="0cm" fo:margin-bottom="0cm" loext:contextual-spacing="true" fo:line-height="100%" fo:text-indent="-0.635cm" style:auto-text-indent="false"/>
      <style:text-properties officeooo:paragraph-rsid="00136872"/>
    </style:style>
    <style:style style:name="T1" style:family="text">
      <style:text-properties style:text-position="0% 100%" fo:font-style="normal" fo:font-weight="normal" style:font-style-asian="normal" style:font-weight-asian="normal" style:font-style-complex="normal" style:font-weight-complex="normal"/>
    </style:style>
    <style:style style:name="T2" style:family="text">
      <style:text-properties style:text-position="0% 100%" fo:font-style="normal" fo:font-weight="normal" officeooo:rsid="005c2876" style:font-style-asian="normal" style:font-weight-asian="normal" style:font-style-complex="normal" style:font-weight-complex="normal"/>
    </style:style>
    <style:style style:name="T3" style:family="text">
      <style:text-properties style:text-position="0% 100%" fo:font-style="normal" style:text-underline-style="none" fo:font-weight="normal" style:font-style-asian="normal" style:font-weight-asian="normal" style:font-style-complex="normal" style:font-weight-complex="normal"/>
    </style:style>
    <style:style style:name="T4" style:family="text">
      <style:text-properties style:text-position="0% 100%" fo:font-style="normal" style:text-underline-style="none" fo:font-weight="normal" officeooo:rsid="005f8e32" style:font-style-asian="normal" style:font-weight-asian="normal" style:font-style-complex="normal" style:font-weight-complex="normal"/>
    </style:style>
    <style:style style:name="T5" style:family="text">
      <style:text-properties style:text-position="0% 100%" fo:font-style="normal" style:text-underline-style="none" fo:font-weight="normal" officeooo:rsid="0009621f" style:font-style-asian="normal" style:font-weight-asian="normal" style:font-style-complex="normal" style:font-weight-complex="normal"/>
    </style:style>
    <style:style style:name="T6" style:family="text">
      <style:text-properties style:text-position="0% 100%" fo:font-style="normal" style:text-underline-style="none" fo:font-weight="normal" officeooo:rsid="00613965" fo:background-color="#81d41a" loext:char-shading-value="0" style:font-style-asian="normal" style:font-weight-asian="normal" style:font-style-complex="normal" style:font-weight-complex="normal"/>
    </style:style>
    <style:style style:name="T7" style:family="text">
      <style:text-properties style:text-position="0% 100%" fo:font-style="normal" style:text-underline-style="none" fo:font-weight="normal" officeooo:rsid="006331c7" fo:background-color="#81d41a" loext:char-shading-value="0" style:font-style-asian="normal" style:font-weight-asian="normal" style:font-style-complex="normal" style:font-weight-complex="normal"/>
    </style:style>
    <style:style style:name="T8" style:family="text">
      <style:text-properties style:text-position="0% 100%" fo:font-style="normal" style:text-underline-style="none" fo:font-weight="normal" officeooo:rsid="000b2b8d" fo:background-color="transparent" loext:char-shading-value="0" style:font-style-asian="normal" style:font-weight-asian="normal" style:font-style-complex="normal" style:font-weight-complex="normal"/>
    </style:style>
    <style:style style:name="T9" style:family="text">
      <style:text-properties style:text-position="0% 100%" fo:font-style="normal" style:text-underline-style="none" fo:font-weight="normal" officeooo:rsid="000b44ff" fo:background-color="transparent" loext:char-shading-value="0" style:font-style-asian="normal" style:font-weight-asian="normal" style:font-style-complex="normal" style:font-weight-complex="normal"/>
    </style:style>
    <style:style style:name="T10" style:family="text">
      <style:text-properties style:text-position="0% 100%" fo:font-style="normal" style:text-underline-style="none" style:font-style-asian="normal" style:font-style-complex="normal"/>
    </style:style>
    <style:style style:name="T11" style:family="text">
      <style:text-properties style:text-position="0% 100%" fo:font-style="normal" style:text-underline-style="none" officeooo:rsid="005f8e32" style:font-style-asian="normal" style:font-style-complex="normal"/>
    </style:style>
    <style:style style:name="T12" style:family="text">
      <style:text-properties style:text-position="0% 100%" fo:font-style="normal" style:text-underline-style="none" officeooo:rsid="00613965" style:font-style-asian="normal" style:font-style-complex="normal"/>
    </style:style>
    <style:style style:name="T13" style:family="text">
      <style:text-properties style:text-position="0% 100%" fo:font-style="normal" style:text-underline-style="none" officeooo:rsid="006331c7" style:font-style-asian="normal" style:font-style-complex="normal"/>
    </style:style>
    <style:style style:name="T14" style:family="text">
      <style:text-properties style:text-position="0% 100%" fo:font-style="normal" style:text-underline-style="none" officeooo:rsid="00613965" fo:background-color="#81d41a" loext:char-shading-value="0" style:font-style-asian="normal" style:font-style-complex="normal"/>
    </style:style>
    <style:style style:name="T15" style:family="text">
      <style:text-properties style:text-position="0% 100%" fo:font-style="normal" style:text-underline-style="none" officeooo:rsid="00613965" fo:background-color="#ffbf00" loext:char-shading-value="0" style:font-style-asian="normal"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09621f" style:font-weight-asian="normal" style:font-weight-complex="normal"/>
    </style:style>
    <style:style style:name="T18" style:family="text">
      <style:text-properties officeooo:rsid="0010d586"/>
    </style:style>
    <style:style style:name="T19" style:family="text">
      <style:text-properties fo:color="#ff0000"/>
    </style:style>
    <style:style style:name="T20" style:family="text">
      <style:text-properties fo:color="#ff0000" fo:background-color="#ffbf00" loext:char-shading-value="0"/>
    </style:style>
    <style:style style:name="T21" style:family="text">
      <style:text-properties style:text-underline-style="none"/>
    </style:style>
    <style:style style:name="T22" style:family="text">
      <style:text-properties fo:background-color="#ffbf00" loext:char-shading-value="0"/>
    </style:style>
    <style:style style:name="T23" style:family="text">
      <style:text-properties fo:background-color="#81d41a" loext:char-shading-value="0"/>
    </style:style>
    <style:style style:name="T24" style:family="text">
      <style:text-properties fo:background-color="#ff4000" loext:char-shading-value="0"/>
    </style:style>
    <style:style style:name="T25" style:family="text">
      <style:text-properties officeooo:rsid="00136872" fo:background-color="#ff4000" loext:char-shading-value="0"/>
    </style:style>
    <style:style style:name="T26" style:family="text">
      <style:text-properties fo:background-color="#729fcf" loext:char-shading-value="0"/>
    </style:style>
    <style:style style:name="T27" style:family="text">
      <style:text-properties officeooo:rsid="00171617"/>
    </style:style>
    <style:style style:name="T28" style:family="text">
      <style:text-properties fo:font-size="13pt" fo:language="fr" fo:country="FR" style:font-size-asian="13pt" style:font-size-complex="13pt"/>
    </style:style>
    <style:style style:name="T29" style:family="text">
      <style:text-properties fo:font-size="13pt" fo:language="fr" fo:country="FR" officeooo:rsid="00171617" fo:background-color="#ff4000" loext:char-shading-value="0" style:font-size-asian="13pt" style:font-size-complex="13pt"/>
    </style:style>
    <style:style style:name="T30" style:family="text">
      <style:text-properties fo:font-size="13pt" fo:language="fr" fo:country="FR" fo:background-color="#81d41a" loext:char-shading-value="0"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L</text:span><text:span text:style-name="T1">3: Principes de bases de la génétique et reproduction sexuée humaine :</text:span></text:p>
      <text:p text:style-name="P19"/>
      <text:p text:style-name="P14"><text:span text:style-name="T1">Constat </text:span><text:span text:style-name="T3">:</text:span></text:p>
      <text:p text:style-name="P7">Chez la drosophile nous avons pu réaliser des analyses génétiques en se fondant sur l’étude de la transmission héréditaire des caractères observables (=phénotype) dans des croisements issus le plus souvent de lignée pure, donc homozygote, et ne différant que par un nombre limité de caractères. </text:p>
      <text:p text:style-name="P7">Cet animal est un modèle en génétique.</text:p>
      <text:p text:style-name="P7">Il nous faut vérifier que ce modèle est transposable à des cas plus complexes comme l’être humain.</text:p>
      <text:p text:style-name="P7"/>
      <text:p text:style-name="P15"><text:span text:style-name="T1">Pb </text:span><text:span text:style-name="T3">: On va chercher à vérifier que les principes de bases de la génétique que nous avons élaborer à la leçon précédente sont applicables à l’être humain.</text:span></text:p>
      <text:p text:style-name="P7"/>
      <text:p text:style-name="P13"/>
      <text:p text:style-name="P15"><text:span text:style-name="T1">Stratégie </text:span><text:span text:style-name="T3">: </text:span></text:p>
      <text:p text:style-name="P15"><text:span text:style-name="T3">-reconstitué l’histoire de la transmission de certains caractères </text:span><text:span text:style-name="T4">dans une famille en étudiant les phénotypes des individus, et en déduisant les génotypes selon les lois précédemment élaborées.</text:span></text:p>
      <text:p text:style-name="P8"/>
      <text:p text:style-name="P16"><text:span text:style-name="T11">R</text:span><text:span text:style-name="T10">ecette de cuisine en génétique humaine ( !! ne marche pas à tous les coups) :</text:span></text:p>
      <text:p text:style-name="P16"><text:span text:style-name="T10">-déterminer le nombre de gènes impliqués (regarder le nombre de caractères impliqués dans l’arbre généalogique) </text:span><text:span text:style-name="T3">→ </text:span><text:span text:style-name="T5">1 seul : </text:span><text:span text:style-name="T3">groupe sanguin ABO</text:span></text:p>
      <text:p text:style-name="P9">-déterminer le nombre d’allèles en fonction du nombre de phénotypes <text:span text:style-name="T16">→</text:span><text:span text:style-name="T17"> on devrait ici faire l’hypothèse de 4 a</text:span></text:p>
      <text:p text:style-name="P9">-déterminer les dominances et les récessivités des allèles</text:p>
      <text:p text:style-name="P16"><text:span text:style-name="T10">-</text:span><text:span text:style-name="T12">déterminer la position des gènes sur les chromosomes </text:span><text:span text:style-name="T14">(</text:span><text:span text:style-name="T15">autosomes</text:span><text:span text:style-name="T14">=ch pas sexuels / </text:span><text:span text:style-name="T15">gonosomes</text:span><text:span text:style-name="T14">=ch sexuels </text:span><text:span text:style-name="T6">→</text:span><text:span text:style-name="T7"> X, Y ou les 2 ?</text:span><text:span text:style-name="T14"> ; ch homologues</text:span><text:span text:style-name="T6"> → ls autres </text:span><text:span text:style-name="T14">/ </text:span><text:span text:style-name="T15">hétérologues</text:span><text:span text:style-name="T14">=</text:span><text:span text:style-name="T15">hétérosomes</text:span><text:span text:style-name="T6"> → X et Y</text:span><text:span text:style-name="T14">) </text:span><text:span text:style-name="T8">→</text:span><text:span text:style-name="T9"> f</text:span><text:span text:style-name="T8">ort probablement groupe sanguin situé sur autosomes car pas de raison qu’il soit situé sur ch sexuel puisque homme et femelles peuvent avoir tous les allèles</text:span></text:p>
      <text:p text:style-name="P17"><text:span text:style-name="T12"><text:tab/></text:span><text:span text:style-name="T13">attention si possible autre possibilité, même faible, l’indiquer</text:span></text:p>
      <text:p text:style-name="P10"/>
      <text:p text:style-name="P18"><text:span text:style-name="T13">r</text:span><text:span text:style-name="T10">q : on peut éliminer possibilité environnementale quand malades sur plrs génération</text:span></text:p>
      <text:p text:style-name="P4"/>
      <text:p text:style-name="P11">[arbres généalogique<text:span text:style-name="T18">s</text:span>]</text:p>
      <text:p text:style-name="P11"/>
      <text:p text:style-name="P12">[TP]</text:p>
      <text:p text:style-name="P12"/>
      <text:p text:style-name="P5">rq : plrs a engendre mucoviscidose</text:p>
      <text:p text:style-name="P5">plrs classes, degré de la maladie en fonction de mutation</text:p>
      <text:p text:style-name="P5"><text:soft-page-break/>pcr = on prélève un bout d’ADN, on le « photocopie » pour que ce soit suffisamment gros pour l’observer</text:p>
      <text:p text:style-name="P5"/>
      <text:p text:style-name="P6">rq : spermatozoïdes de plus en plus de mauvaise qualité, à cause de pesticides et pollution, 1/4 enfant procrée de manière non naturelle/aidé, aujourd’hui 1/2</text:p>
      <text:p text:style-name="P6"/>
      <text:p text:style-name="P25"/>
      <text:p text:style-name="P24">Cours <text:span text:style-name="T21">:</text:span></text:p>
      <text:p text:style-name="P25">Dans l’espèce humaine, on peut bien souvent appliquer les principes de base de la génétique pour déterminer le mode de transmission de certains caractères et les allèles portés par les individus. Pour cela, on s’appuie sur des études au sein des familles. C’est particulièrement ce que l’on fait pour comprendre le mode de transmission d’une maladie génétique (mais pas seulement). Dans ce cas, on nomme <text:span text:style-name="T22">allèle morbide</text:span> l’allèle qui est <text:span text:style-name="T23">responsable de la maladie</text:span>.</text:p>
      <text:p text:style-name="P23">On peut d’abord <text:span text:style-name="T22">déterminer</text:span> si cet <text:span text:style-name="T22">allèle morbide</text:span> est <text:span text:style-name="T22">dominant</text:span> ou <text:span text:style-name="T22">récessif </text:span>:</text:p>
      <text:list xml:id="list2383919906" text:style-name="WWNum5">
        <text:list-item>
          <text:p text:style-name="P26">Si un individu malade possède des <text:span text:style-name="T22">parents sains</text:span>, le mode de transmission est <text:span text:style-name="T24">récessif</text:span>. Il faut les <text:span text:style-name="T26">2 copies de l’allèle morbide</text:span> pour que la <text:span text:style-name="T26">maladie</text:span> s’exprime. </text:p>
        </text:list-item>
        <text:list-item>
          <text:p text:style-name="P26">Si chaque individu malade a au moins un <text:span text:style-name="T22">parent malade</text:span> et que <text:span text:style-name="T22">toutes les générations</text:span> sont <text:span text:style-name="T22">touchées</text:span>, le mode de transmission est fort probablement <text:span text:style-name="T24">dominant</text:span>. <text:span text:style-name="T26">Une seule copie</text:span> de l’allèle morbide <text:span text:style-name="T26">suffit</text:span> pour que la maladie s’exprime.</text:p>
        </text:list-item>
      </text:list>
      <text:p text:style-name="P22"/>
      <text:p text:style-name="P23">On peut ensuite déterminer si le <text:span text:style-name="T22">gène</text:span> en question est situé sur une paire <text:span text:style-name="T22">d’autosomes</text:span> ou sur les <text:span text:style-name="T22">gonosomes </text:span>:</text:p>
      <text:list xml:id="list2969881247" text:style-name="WWNum6">
        <text:list-item>
          <text:p text:style-name="P28"><text:span text:style-name="T28">Si l’allèle morbide est porté par un des </text:span><text:span text:style-name="T29">autosome</text:span><text:span text:style-name="T28">, il y a </text:span><text:span text:style-name="T30">statistiquement</text:span><text:span text:style-name="T28"> </text:span><text:span text:style-name="T30">autant</text:span><text:span text:style-name="T28"> </text:span><text:span text:style-name="T30">d’hommes</text:span><text:span text:style-name="T28"> que de </text:span><text:span text:style-name="T30">femmes</text:span><text:span text:style-name="T28"> atteints.</text:span></text:p>
        </text:list-item>
        <text:list-item>
          <text:p text:style-name="P27">Si l’allèle morbide est <text:span text:style-name="T24">récessif</text:span> et porté par <text:span text:style-name="T24">X</text:span>, les <text:span text:style-name="T23">hommes</text:span> sont <text:span text:style-name="T23">plus</text:span> touchés que les <text:span text:style-name="T23">femmes</text:span>. Toutes les <text:span text:style-name="T22">filles malades</text:span> ont un <text:span text:style-name="T22">père malade</text:span>. Tous les <text:span text:style-name="T22">fils</text:span> d’une <text:span text:style-name="T22">mère malade</text:span> sont <text:span text:style-name="T22">malades</text:span>. Il n’y a pas de transmission père/fils.</text:p>
        </text:list-item>
        <text:list-item>
          <text:p text:style-name="P27">Si l’allèle morbide est <text:span text:style-name="T24">dominant</text:span> et porté par <text:span text:style-name="T24">X</text:span>, toutes les <text:span text:style-name="T22">filles</text:span> d’un <text:span text:style-name="T22">père malade</text:span> sont <text:span text:style-name="T22">malades</text:span>.</text:p>
        </text:list-item>
        <text:list-item>
          <text:p text:style-name="P27">Si l’allèle morbide est porté par <text:span text:style-name="T24">Y</text:span>, <text:span text:style-name="T22">aucune femme</text:span> n’est atteinte et tous les <text:span text:style-name="T22">fils</text:span> d’un <text:span text:style-name="T22">homme malade</text:span> sont <text:span text:style-name="T22">malades</text:span>.</text:p>
        </text:list-item>
      </text:list>
      <text:p text:style-name="P22"/>
      <text:p text:style-name="P23">Ces études permettent aussi de faire de la génétique prédictive pour savoir, par exemple, si un enfant à naître est susceptible ou non de développer telle ou telle maladie génétique. S’il en est susceptible, on est capables de chiffrer le risque. </text:p>
      <text:p text:style-name="P23">Cependant, en particulier dans le cas des maladies récessives, ce type de travaux ne permet bien souvent pas d’être sûr. </text:p>
      <text:p text:style-name="P23">Depuis quelques années, avec le développement des techniques de séquençage de l’ADN et les progrès de la bioinformatique, on a directement accès au génotype de chaque individu comme à ceux de ces ascendants et descendants. C’est ainsi qu’on <text:soft-page-break/>s’est rendu compte qu’il y a en fait plusieurs allèles responsables de la mucoviscidose donc que des allèles différents peuvent conduire au même phénotype. </text:p>
      <text:p text:style-name="P23">Grâce aux diverses techniques de diagnostic prénatal, on sait aussi déterminer le génotype d’un embryon ou d’un fœtus in utero ou d’un embryon issu d’une fécondation in vitro avant qu’il ne soit inséré dans l’utérus. Pour cela, on récupère des cellules embryonnaires ou fœtales et on séquence leur ADN. </text:p>
      <text:p text:style-name="P23">Petit à petit, des bases de données informatisées sont ainsi créées et permettent d’identifier des associations entre certains gènes mutés et certains phénotypes.</text:p>
      <text:p text:style-name="P23"/>
      <text:p text:style-name="P21"><text:span text:style-name="T19">CONCLUSION : La génétique humaine obéit aux mêmes règles que la génétique des autres eucaryotes dont les principes de base ont été édictés par Mendel. Depuis, ces principes ont été enrichis d’abord par Morgan qui a mis en évidence que certains caractères ne se transmettent </text:span><text:span text:style-name="T20">pas</text:span><text:span text:style-name="T19"> selon les lois de Mendel comme les caractères dépendants de </text:span><text:span text:style-name="T20">gènes liés</text:span><text:span text:style-name="T19"> ou ceux dépendants de gènes portés par les </text:span><text:span text:style-name="T20">gonosomes</text:span><text:span text:style-name="T19">. Cet </text:span><text:span text:style-name="T20">enrichissement</text:span><text:span text:style-name="T19"> s’est poursuivi ces dernières années avec la mise au point des techniques de </text:span><text:span text:style-name="T20">séquençage de l’ADN</text:span><text:span text:style-name="T19"> et le développement de la </text:span><text:span text:style-name="T20">bioinformatique</text:span><text:span text:style-name="T19"> qui permettent un </text:span><text:span text:style-name="T20">accès direct</text:span><text:span text:style-name="T19"> et non plus indirect aux </text:span><text:span text:style-name="T20">génotypes</text:span><text:span text:style-name="T19">. <text:s/></text:span></text:p>
      <text:p text:style-name="P6"/>
      <text:p text:style-name="P6"/>
      <text:p text:style-name="P6"/>
      <text:p text:style-name="P2"/>
      <text:p text:style-name="P3">faire arbre yeux</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adugi" svg:font-family="Gadugi"/>
    <style:font-face style:name="Arial1" svg:font-family="Arial" style:font-family-generic="swiss"/>
    <style:font-face style:name="Courier New" svg:font-family="'Courier New'" style:font-adornments="Normal" style:font-family-generic="modern" style:font-pitch="fixed"/>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19T17:16:35.124000000</meta:creation-date>
    <dc:date>2022-09-29T19:19:23.731000000</dc:date>
    <meta:editing-duration>PT3H4M45S</meta:editing-duration>
    <meta:editing-cycles>14</meta:editing-cycles>
    <meta:generator>LibreOffice/6.3.5.2$Windows_X86_64 LibreOffice_project/dd0751754f11728f69b42ee2af66670068624673</meta:generator>
    <meta:document-statistic meta:table-count="0" meta:image-count="0" meta:object-count="0" meta:page-count="3" meta:paragraph-count="38" meta:word-count="924" meta:character-count="5596" meta:non-whitespace-character-count="4706"/>
  </office:meta>
</office:document-meta>
</file>